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88cm"/>
    </style:style>
    <style:style style:name="co2" style:family="table-column">
      <style:table-column-properties fo:break-before="auto" style:column-width="4.546cm"/>
    </style:style>
    <style:style style:name="co3" style:family="table-column">
      <style:table-column-properties fo:break-before="auto" style:column-width="3.773cm"/>
    </style:style>
    <style:style style:name="co4" style:family="table-column">
      <style:table-column-properties fo:break-before="auto" style:column-width="1.67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clock</text:p>
          </table:table-cell>
          <table:table-cell office:value-type="string">
            <text:p>tree</text:p>
          </table:table-cell>
          <table:table-cell office:value-type="string">
            <text:p>tip.dates</text:p>
          </table:table-cell>
        </table:table-row>
        <table:table-row table:style-name="ro1">
          <table:table-cell office:value-type="string">
            <text:p>YuleModel.t</text:p>
          </table:table-cell>
          <table:table-cell office:value-type="string">
            <text:p>Strict Clock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birthRate.t</text:p>
          </table:table-cell>
          <table:table-cell office:value-type="string">
            <text:p>Strict Clock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Model.t</text:p>
          </table:table-cell>
          <table:table-cell office:value-type="string">
            <text:p>Relaxed Clock Exponential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birthRate.t</text:p>
          </table:table-cell>
          <table:table-cell office:value-type="string">
            <text:p>Relaxed Clock Exponential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ucldStdev.c</text:p>
          </table:table-cell>
          <table:table-cell office:value-type="string">
            <text:p>Relaxed Clock Log Normal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rate.c</text:p>
          </table:table-cell>
          <table:table-cell office:value-type="string">
            <text:p>Relaxed Clock Log Normal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Model.t</text:p>
          </table:table-cell>
          <table:table-cell office:value-type="string">
            <text:p>Relaxed Clock Log Normal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birthRate.t</text:p>
          </table:table-cell>
          <table:table-cell office:value-type="string">
            <text:p>Relaxed Clock Log Normal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Model.t</text:p>
          </table:table-cell>
          <table:table-cell office:value-type="string">
            <text:p>Random Local Clock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birthRate.t</text:p>
          </table:table-cell>
          <table:table-cell office:value-type="string">
            <text:p>Random Local Clock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BirthDeath.t</text:p>
          </table:table-cell>
          <table:table-cell office:value-type="string">
            <text:p>Strict Clock</text:p>
          </table:table-cell>
          <table:table-cell office:value-type="string">
            <text:p>Birth Death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BDBirthRate.t</text:p>
          </table:table-cell>
          <table:table-cell office:value-type="string">
            <text:p>Strict Clock</text:p>
          </table:table-cell>
          <table:table-cell office:value-type="string">
            <text:p>Birth Death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BDDeathRate.t</text:p>
          </table:table-cell>
          <table:table-cell office:value-type="string">
            <text:p>Strict Clock</text:p>
          </table:table-cell>
          <table:table-cell office:value-type="string">
            <text:p>Birth Death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rateStat.c</text:p>
          </table:table-cell>
          <table:table-cell office:value-type="string">
            <text:p>Relaxed Clock Exponential</text:p>
          </table:table-cell>
          <table:table-cell office:value-type="string">
            <text:p>Birth Death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BirthDeath.t</text:p>
          </table:table-cell>
          <table:table-cell office:value-type="string">
            <text:p>Relaxed Clock Exponential</text:p>
          </table:table-cell>
          <table:table-cell office:value-type="string">
            <text:p>Birth Death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BDBirthRate.t</text:p>
          </table:table-cell>
          <table:table-cell office:value-type="string">
            <text:p>Relaxed Clock Exponential</text:p>
          </table:table-cell>
          <table:table-cell office:value-type="string">
            <text:p>Birth Death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BDDeathRate.t</text:p>
          </table:table-cell>
          <table:table-cell office:value-type="string">
            <text:p>Relaxed Clock Exponential</text:p>
          </table:table-cell>
          <table:table-cell office:value-type="string">
            <text:p>Birth Death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BirthDeath.t</text:p>
          </table:table-cell>
          <table:table-cell office:value-type="string">
            <text:p>Relaxed Clock Log Normal</text:p>
          </table:table-cell>
          <table:table-cell office:value-type="string">
            <text:p>Birth Death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BDBirthRate.t</text:p>
          </table:table-cell>
          <table:table-cell office:value-type="string">
            <text:p>Relaxed Clock Log Normal</text:p>
          </table:table-cell>
          <table:table-cell office:value-type="string">
            <text:p>Birth Death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BDDeathRate.t</text:p>
          </table:table-cell>
          <table:table-cell office:value-type="string">
            <text:p>Relaxed Clock Log Normal</text:p>
          </table:table-cell>
          <table:table-cell office:value-type="string">
            <text:p>Birth Death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ucldStdev.c</text:p>
          </table:table-cell>
          <table:table-cell office:value-type="string">
            <text:p>Relaxed Clock Log Normal</text:p>
          </table:table-cell>
          <table:table-cell office:value-type="string">
            <text:p>Birth Death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rate.c</text:p>
          </table:table-cell>
          <table:table-cell office:value-type="string">
            <text:p>Relaxed Clock Log Normal</text:p>
          </table:table-cell>
          <table:table-cell office:value-type="string">
            <text:p>Birth Death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Indicators.c</text:p>
          </table:table-cell>
          <table:table-cell office:value-type="string">
            <text:p>Random Local Clock</text:p>
          </table:table-cell>
          <table:table-cell office:value-type="string">
            <text:p>Birth Death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clockrates.c</text:p>
          </table:table-cell>
          <table:table-cell office:value-type="string">
            <text:p>Random Local Clock</text:p>
          </table:table-cell>
          <table:table-cell office:value-type="string">
            <text:p>Birth Death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RRateChanges.c</text:p>
          </table:table-cell>
          <table:table-cell office:value-type="string">
            <text:p>Random Local Clock</text:p>
          </table:table-cell>
          <table:table-cell office:value-type="string">
            <text:p>Birth Death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BirthDeath.t</text:p>
          </table:table-cell>
          <table:table-cell office:value-type="string">
            <text:p>Random Local Clock</text:p>
          </table:table-cell>
          <table:table-cell office:value-type="string">
            <text:p>Birth Death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BDBirthRate.t</text:p>
          </table:table-cell>
          <table:table-cell office:value-type="string">
            <text:p>Random Local Clock</text:p>
          </table:table-cell>
          <table:table-cell office:value-type="string">
            <text:p>Birth Death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BDDeathRate.t</text:p>
          </table:table-cell>
          <table:table-cell office:value-type="string">
            <text:p>Random Local Clock</text:p>
          </table:table-cell>
          <table:table-cell office:value-type="string">
            <text:p>Birth Death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FBD.t</text:p>
          </table:table-cell>
          <table:table-cell office:value-type="string">
            <text:p>Strict Clock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diversificationRateFBD.t</text:p>
          </table:table-cell>
          <table:table-cell office:value-type="string">
            <text:p>Strict Clock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turnoverFBD.t</text:p>
          </table:table-cell>
          <table:table-cell office:value-type="string">
            <text:p>Strict Clock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samplingProportionFBD.t</text:p>
          </table:table-cell>
          <table:table-cell office:value-type="string">
            <text:p>Strict Clock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originFBD.t</text:p>
          </table:table-cell>
          <table:table-cell office:value-type="string">
            <text:p>Strict Clock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SACountFBD.t</text:p>
          </table:table-cell>
          <table:table-cell office:value-type="string">
            <text:p>Strict Clock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rateStat.c</text:p>
          </table:table-cell>
          <table:table-cell office:value-type="string">
            <text:p>Relaxed Clock Exponential</text:p>
          </table:table-cell>
          <table:table-cell office:value-type="string">
            <text:p>Fossilized Birth Death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FBD.t</text:p>
          </table:table-cell>
          <table:table-cell office:value-type="string">
            <text:p>Relaxed Clock Exponential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diversificationRateFBD.t</text:p>
          </table:table-cell>
          <table:table-cell office:value-type="string">
            <text:p>Relaxed Clock Exponential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turnoverFBD.t</text:p>
          </table:table-cell>
          <table:table-cell office:value-type="string">
            <text:p>Relaxed Clock Exponential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samplingProportionFBD.t</text:p>
          </table:table-cell>
          <table:table-cell office:value-type="string">
            <text:p>Relaxed Clock Exponential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originFBD.t</text:p>
          </table:table-cell>
          <table:table-cell office:value-type="string">
            <text:p>Relaxed Clock Exponential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SACountFBD.t</text:p>
          </table:table-cell>
          <table:table-cell office:value-type="string">
            <text:p>Relaxed Clock Exponential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ucedMean.c</text:p>
          </table:table-cell>
          <table:table-cell office:value-type="string">
            <text:p>Relaxed Clock Exponential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FBD.t</text:p>
          </table:table-cell>
          <table:table-cell office:value-type="string">
            <text:p>Relaxed Clock Log Normal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diversificationRateFBD.t</text:p>
          </table:table-cell>
          <table:table-cell office:value-type="string">
            <text:p>Relaxed Clock Log Normal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turnoverFBD.t</text:p>
          </table:table-cell>
          <table:table-cell office:value-type="string">
            <text:p>Relaxed Clock Log Normal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samplingProportionFBD.t</text:p>
          </table:table-cell>
          <table:table-cell office:value-type="string">
            <text:p>Relaxed Clock Log Normal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originFBD.t</text:p>
          </table:table-cell>
          <table:table-cell office:value-type="string">
            <text:p>Relaxed Clock Log Normal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SACountFBD.t</text:p>
          </table:table-cell>
          <table:table-cell office:value-type="string">
            <text:p>Relaxed Clock Log Normal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Indicators.c</text:p>
          </table:table-cell>
          <table:table-cell office:value-type="string">
            <text:p>Random Local Clock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clockrates.c</text:p>
          </table:table-cell>
          <table:table-cell office:value-type="string">
            <text:p>Random Local Clock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meanClockRate.c</text:p>
          </table:table-cell>
          <table:table-cell office:value-type="string">
            <text:p>Random Local Clock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RRateChanges.c</text:p>
          </table:table-cell>
          <table:table-cell office:value-type="string">
            <text:p>Random Local Clock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FBD.t</text:p>
          </table:table-cell>
          <table:table-cell office:value-type="string">
            <text:p>Random Local Clock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diversificationRateFBD.t</text:p>
          </table:table-cell>
          <table:table-cell office:value-type="string">
            <text:p>Random Local Clock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turnoverFBD.t</text:p>
          </table:table-cell>
          <table:table-cell office:value-type="string">
            <text:p>Random Local Clock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samplingProportionFBD.t</text:p>
          </table:table-cell>
          <table:table-cell office:value-type="string">
            <text:p>Random Local Clock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originFBD.t</text:p>
          </table:table-cell>
          <table:table-cell office:value-type="string">
            <text:p>Random Local Clock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SACountFBD.t</text:p>
          </table:table-cell>
          <table:table-cell office:value-type="string">
            <text:p>Random Local Clock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clockRate.c</text:p>
          </table:table-cell>
          <table:table-cell office:value-type="string">
            <text:p>Strict Clock</text:p>
          </table:table-cell>
          <table:table-cell office:value-type="string">
            <text:p>Fossilized Birth Death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rateStat.c</text:p>
          </table:table-cell>
          <table:table-cell office:value-type="string">
            <text:p>Relaxed Clock Exponential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ucldStdev.c</text:p>
          </table:table-cell>
          <table:table-cell office:value-type="string">
            <text:p>Relaxed Clock Log Normal</text:p>
          </table:table-cell>
          <table:table-cell office:value-type="string">
            <text:p>Fossilized Birth Death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rate.c</text:p>
          </table:table-cell>
          <table:table-cell office:value-type="string">
            <text:p>Relaxed Clock Log Normal</text:p>
          </table:table-cell>
          <table:table-cell office:value-type="string">
            <text:p>Fossilized Birth Death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Indicators.c</text:p>
          </table:table-cell>
          <table:table-cell office:value-type="string">
            <text:p>Random Local Clock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clockrates.c</text:p>
          </table:table-cell>
          <table:table-cell office:value-type="string">
            <text:p>Random Local Clock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RRateChanges.c</text:p>
          </table:table-cell>
          <table:table-cell office:value-type="string">
            <text:p>Random Local Clock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7">17.03.2020</text:date>, <text:time>17:30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7T17:30:28</dc:date>
    <dc:creator>Christoph Heibl</dc:creator>
    <meta:document-statistic meta:table-count="1" meta:cell-count="264" meta:object-count="0"/>
    <meta:generator>OpenOffice/4.1.7$Unix OpenOffice.org_project/417m1$Build-9800</meta:generator>
  </office:meta>
</office:document-meta>
</file>